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02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</text:p>
          </table:table-cell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 MANSLAUGHT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formula="oooc:=SUM([.B2:.M2])" office:value-type="string">
            <text:p>13</text:p>
          </table:table-cell>
        </table:table-row>
        <table:table-row table:style-name="ro2">
          <table:table-cell table:style-name="ce21" office:value-type="string">
            <text:p>ABDUCTION/KIDNAPP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formula="oooc:=SUM([.B3:.M3])" office:value-type="string">
            <text:p>24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formula="oooc:=SUM([.B4:.M4])" office:value-type="string">
            <text:p>28</text:p>
          </table:table-cell>
        </table:table-row>
        <table:table-row table:style-name="ro2">
          <table:table-cell table:style-name="ce21" office:value-type="string">
            <text:p>OTHER FORCIBLE SEX OFFENSE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formula="oooc:=SUM([.B5:.M5])" office:value-type="string">
            <text:p>59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formula="oooc:=SUM([.B6:.M6])" office:value-type="string">
            <text:p>15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formula="oooc:=SUM([.B7:.M7])" office:value-type="string">
            <text:p>14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50">
            <text:p>150</text:p>
          </table:table-cell>
          <table:table-cell table:formula="oooc:=SUM([.B8:.M8])" office:value-type="string">
            <text:p>214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formula="oooc:=SUM([.B9:.M9])" office:value-type="string">
            <text:p>2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formula="oooc:=SUM([.B10:.M10])" office:value-type="string">
            <text:p>1</text:p>
          </table:table-cell>
        </table:table-row>
        <table:table-row table:style-name="ro2">
          <table:table-cell table:style-name="ce21" office:value-type="string">
            <text:p>RESIDENTIAL BURGLARY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7">
            <text:p>47</text:p>
          </table:table-cell>
          <table:table-cell table:formula="oooc:=SUM([.B11:.M11])" office:value-type="string">
            <text:p>608</text:p>
          </table:table-cell>
        </table:table-row>
        <table:table-row table:style-name="ro2">
          <table:table-cell table:style-name="ce21" office:value-type="string">
            <text:p>COMMERCIAL BURGLARY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formula="oooc:=SUM([.B12:.M12])" office:value-type="string">
            <text:p>121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98">
            <text:p>98</text:p>
          </table:table-cell>
          <table:table-cell table:formula="oooc:=SUM([.B13:.M13])" office:value-type="string">
            <text:p>1290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formula="oooc:=SUM([.B14:.M14])" office:value-type="string">
            <text:p>112</text:p>
          </table:table-cell>
        </table:table-row>
        <table:table-row table:style-name="ro2">
          <table:table-cell table:style-name="ce21" office:value-type="string">
            <text:p>OTHER LARCENIES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46">
            <text:p>246</text:p>
          </table:table-cell>
          <table:table-cell table:style-name="ce21" office:value-type="float" office:value="301">
            <text:p>301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22">
            <text:p>222</text:p>
          </table:table-cell>
          <table:table-cell table:formula="oooc:=SUM([.B15:.M15])" office:value-type="string">
            <text:p>284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3">
            <text:p>43</text:p>
          </table:table-cell>
          <table:table-cell table:formula="oooc:=SUM([.B16:.M16])" office:value-type="string">
            <text:p>32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formula="oooc:=SUM([.B17:.M17])" office:value-type="string">
            <text:p>16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4">
            <text:p>34</text:p>
          </table:table-cell>
          <table:table-cell table:formula="oooc:=SUM([.B18:.M18])" office:value-type="string">
            <text:p>49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5">
            <text:p>15</text:p>
          </table:table-cell>
          <table:table-cell table:formula="oooc:=SUM([.B19:.M19])" office:value-type="string">
            <text:p>171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formula="oooc:=SUM([.B20:.M20])" office:value-type="string">
            <text:p>25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59">
            <text:p>159</text:p>
          </table:table-cell>
          <table:table-cell table:formula="oooc:=SUM([.B21:.M21])" office:value-type="string">
            <text:p>235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59">
            <text:p>59</text:p>
          </table:table-cell>
          <table:table-cell table:formula="oooc:=SUM([.B22:.M22])" office:value-type="string">
            <text:p>806</text:p>
          </table:table-cell>
        </table:table-row>
        <table:table-row table:style-name="ro2">
          <table:table-cell table:style-name="ce21" office:value-type="string">
            <text:p>NONFORCIBLE SEX OFFENS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formula="oooc:=SUM([.B23:.M23])" office:value-type="string">
            <text:p>5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formula="oooc:=SUM([.B24:.M24])" office:value-type="string">
            <text:p>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formula="oooc:=SUM([.B25:.M25])" office:value-type="string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formula="oooc:=SUM([.B26:.M26])" office:value-type="string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formula="oooc:=SUM([.B27:.M27])" office:value-type="string">
            <text:p>0</text:p>
          </table:table-cell>
        </table:table-row>
        <table:table-row table:style-name="ro2">
          <table:table-cell table:style-name="ce21" office:value-type="string">
            <text:p>WEAPON LAW VIOLATION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9">
            <text:p>19</text:p>
          </table:table-cell>
          <table:table-cell table:formula="oooc:=SUM([.B28:.M28])" office:value-type="string">
            <text:p>382</text:p>
          </table:table-cell>
        </table:table-row>
        <table:table-row table:style-name="ro2">
          <table:table-cell table:style-name="ce21" office:value-type="string">
            <text:p>TOTAL GROUP A OFFENSE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817">
            <text:p>817</text:p>
          </table:table-cell>
          <table:table-cell table:style-name="ce22" office:value-type="float" office:value="1014">
            <text:p>1,014</text:p>
          </table:table-cell>
          <table:table-cell table:style-name="ce22" office:value-type="float" office:value="1104">
            <text:p>1,104</text:p>
          </table:table-cell>
          <table:table-cell table:style-name="ce22" office:value-type="float" office:value="1018">
            <text:p>1,018</text:p>
          </table:table-cell>
          <table:table-cell table:style-name="ce22" office:value-type="float" office:value="1006">
            <text:p>1,006</text:p>
          </table:table-cell>
          <table:table-cell table:style-name="ce22" office:value-type="float" office:value="1035">
            <text:p>1,035</text:p>
          </table:table-cell>
          <table:table-cell table:style-name="ce22" office:value-type="float" office:value="1152">
            <text:p>1,152</text:p>
          </table:table-cell>
          <table:table-cell table:style-name="ce22" office:value-type="float" office:value="1077">
            <text:p>1,077</text:p>
          </table:table-cell>
          <table:table-cell table:style-name="ce22" office:value-type="float" office:value="1140">
            <text:p>1,140</text:p>
          </table:table-cell>
          <table:table-cell table:style-name="ce22" office:value-type="float" office:value="1052">
            <text:p>1,052</text:p>
          </table:table-cell>
          <table:table-cell table:style-name="ce21" office:value-type="float" office:value="913">
            <text:p>913</text:p>
          </table:table-cell>
          <table:table-cell table:formula="oooc:=SUM([.B29:.M29])" office:value-type="string">
            <text:p>123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